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540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7fb6"/>
    </style:style>
    <style:style style:name="T3" style:family="text">
      <style:text-properties style:text-underline-style="solid" style:text-underline-width="auto" style:text-underline-color="font-color" officeooo:rsid="0007dce4"/>
    </style:style>
    <style:style style:name="T4" style:family="text">
      <style:text-properties officeooo:rsid="00054073"/>
    </style:style>
    <style:style style:name="T5" style:family="text">
      <style:text-properties officeooo:rsid="00067fb6"/>
    </style:style>
    <style:style style:name="T6" style:family="text">
      <style:text-properties officeooo:rsid="00069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Choses</text:span></text:span><text:span text:style-name="Strong_20_Emphasis"><text:span text:style-name="T1"> fait</text:span></text:span><text:span text:style-name="Strong_20_Emphasis"><text:span text:style-name="T3">e</text:span></text:span><text:span text:style-name="Strong_20_Emphasis"><text:span text:style-name="T1">s :</text:span></text:span> </text:p>
      <text:p text:style-name="P1"><text:span text:style-name="Emphasis">-Menu d'accueil</text:span> </text:p>
      <text:p text:style-name="P1"><text:span text:style-name="Emphasis">-Sous-menu (Jouer, continuer classement et quitter)</text:span> </text:p>
      <text:p text:style-name="P1"><text:span text:style-name="Emphasis">-Niveau 1</text:span> </text:p>
      <text:p text:style-name="P1"><text:span text:style-name="Emphasis">-Contrôle de saisie</text:span> <text:span text:style-name="T5">(pas d’erreur possible)</text:span></text:p>
      <text:p text:style-name="P1"><text:span text:style-name="Emphasis">-Système de sauvegarde</text:span> <text:span text:style-name="T6">et base de données</text:span></text:p>
      <text:p text:style-name="P1"><text:span text:style-name="Emphasis">-Système de points du Niveau 1</text:span> </text:p>
      <text:p text:style-name="P1"><text:span text:style-name="Strong_20_Emphasis"><text:span text:style-name="T1"/></text:span></text:p>
      <text:p text:style-name="P1"><text:span text:style-name="Strong_20_Emphasis"><text:span text:style-name="T2">Choses</text:span></text:span><text:span text:style-name="Strong_20_Emphasis"><text:span text:style-name="T1"> restants :</text:span></text:span> </text:p>
      <text:p text:style-name="P1"><text:span text:style-name="Emphasis">-Niveau 2 et 3</text:span> </text:p>
      <text:p text:style-name="P1"><text:span text:style-name="Emphasis">-Quelques fonctions facilitant la présentation</text:span> </text:p>
      <text:p text:style-name="P1"><text:span text:style-name="Emphasis">-Système de points du niveau 2 et 3</text:span></text:p>
      <text:p text:style-name="P1"><text:span text:style-name="Emphasis">-</text:span><text:span text:style-name="Emphasis"><text:span text:style-name="T4">Fonctions de test sur les fonctions qui retourne quelque chos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0:23:01.763300500</meta:creation-date>
    <dc:date>2023-12-22T00:24:49.374868491</dc:date>
    <meta:editing-duration>PT1M48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62" meta:character-count="387" meta:non-whitespace-character-count="329"/>
  </office:meta>
</office:document-meta>
</file>